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35cm"/>
      <style:paragraph-properties style:writing-mode="lr-tb"/>
    </style:style>
    <style:style style:name="gr3" style:family="graphic" style:parent-style-name="standard">
      <style:graphic-properties draw:stroke="none" draw:fill="none" fo:min-height="11.75cm"/>
      <style:paragraph-properties style:writing-mode="lr-tb"/>
    </style:style>
    <style:style style:name="gr4" style:family="graphic" style:parent-style-name="standard">
      <style:graphic-properties draw:stroke="none" draw:fill="none" fo:min-height="12.618cm"/>
      <style:paragraph-properties style:writing-mode="lr-tb"/>
    </style:style>
    <style:style style:name="gr5" style:family="graphic" style:parent-style-name="standard">
      <style:graphic-properties draw:stroke="none" draw:fill="none" fo:min-height="9.35cm"/>
      <style:paragraph-properties style:writing-mode="lr-tb"/>
    </style:style>
    <style:style style:name="gr6" style:family="graphic" style:parent-style-name="Обычный_5f_1_5f_1_5f_2">
      <style:graphic-properties draw:stroke="none" draw:fill="none" fo:min-height="11.981cm"/>
      <style:paragraph-properties style:writing-mode="lr-tb"/>
    </style:style>
    <style:style style:name="gr7" style:family="graphic" style:parent-style-name="Обычный_5f_1_5f_1_5f_2">
      <style:graphic-properties draw:stroke="none" draw:fill="none" fo:min-height="7.531cm"/>
      <style:paragraph-properties style:writing-mode="lr-tb"/>
    </style:style>
    <style:style style:name="gr8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9" style:family="graphic" style:parent-style-name="standard">
      <style:graphic-properties draw:stroke="none" draw:fill="none" fo:min-height="10.15cm"/>
      <style:paragraph-properties style:writing-mode="lr-tb"/>
    </style:style>
    <style:style style:name="gr10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1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2" style:family="graphic" style:parent-style-name="Обычный_5f_3_5f_2">
      <style:graphic-properties draw:stroke="none" draw:fill="none" fo:min-height="11.632cm"/>
      <style:paragraph-properties style:writing-mode="lr-tb"/>
    </style:style>
    <style:style style:name="gr13" style:family="graphic" style:parent-style-name="Обычный_5f_3_5f_2_5f_2" style:list-style-name="L2">
      <style:graphic-properties draw:stroke="none" draw:fill="none" fo:min-height="6.931cm"/>
      <style:paragraph-properties style:writing-mode="lr-tb"/>
    </style:style>
    <style:style style:name="gr14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5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6" style:family="graphic" style:parent-style-name="Обычный_5f_3_5f_2_5f_2_5f_1">
      <style:graphic-properties draw:stroke="none" draw:fill="none" fo:min-height="10.783cm"/>
      <style:paragraph-properties style:writing-mode="lr-tb"/>
    </style:style>
    <style:style style:name="gr17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18" style:family="graphic" style:parent-style-name="Обычный_5f_3_5f_2_5f_2_5f_1_5f_1_5f_1">
      <style:graphic-properties draw:stroke="none" draw:fill="none" fo:min-height="5.991cm"/>
      <style:paragraph-properties style:writing-mode="lr-tb"/>
    </style:style>
    <style:style style:name="gr19" style:family="graphic" style:parent-style-name="Обычный_5f_3_5f_2_5f_2_5f_1_5f_1">
      <style:graphic-properties draw:stroke="none" draw:fill="none" fo:min-height="5.991cm"/>
      <style:paragraph-properties style:writing-mode="lr-tb"/>
    </style:style>
    <style:style style:name="gr20" style:family="graphic" style:parent-style-name="Обычный_5f_3_5f_2_5f_2_5f_1_5f_1">
      <style:graphic-properties draw:stroke="none" draw:fill="none" fo:min-height="8.387cm"/>
      <style:paragraph-properties style:writing-mode="lr-tb"/>
    </style:style>
    <style:style style:name="gr21" style:family="graphic" style:parent-style-name="Обычный_5f_3_5f_2_5f_2_5f_1_5f_1_5f_2">
      <style:graphic-properties draw:stroke="none" draw:fill="none" fo:min-height="13.861cm"/>
      <style:paragraph-properties style:writing-mode="lr-tb"/>
    </style:style>
    <style:style style:name="gr22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3" style:family="graphic" style:parent-style-name="Обычный_5f_3_5f_2_5f_2_5f_1_5f_1_5f_2">
      <style:graphic-properties draw:stroke="none" draw:fill="none" fo:min-height="6.931cm"/>
      <style:paragraph-properties style:writing-mode="lr-tb"/>
    </style:style>
    <style:style style:name="gr24" style:family="graphic" style:parent-style-name="Обычный_5f_3_5f_2_5f_1">
      <style:graphic-properties draw:stroke="none" draw:fill="none" fo:min-height="9.908cm"/>
      <style:paragraph-properties style:writing-mode="lr-tb"/>
    </style:style>
    <style:style style:name="gr25" style:family="graphic" style:parent-style-name="Обычный_5f_3_5f_2_5f_1">
      <style:graphic-properties draw:stroke="none" draw:fill="none" fo:min-height="6.521cm"/>
      <style:paragraph-properties style:writing-mode="lr-tb"/>
    </style:style>
    <style:style style:name="gr26" style:family="graphic" style:parent-style-name="Обычный_5f_3_5f_2_5f_1">
      <style:graphic-properties draw:stroke="none" draw:fill="none" fo:min-height="10.1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6.002cm"/>
    </style:style>
    <style:style style:name="pr5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8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16.459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5.065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2.53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6.331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draw:textarea-horizontal-align="left" fo:min-height="8.86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draw:textarea-horizontal-align="left" fo:min-height="1.8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draw:textarea-horizontal-align="left" fo:min-height="4.836cm"/>
    </style:style>
    <style:style style:name="pr30" style:family="presentation" style:parent-style-name="Inspiration-subtitle" style:list-style-name="L1">
      <style:graphic-properties draw:fill-color="#ffffff" draw:textarea-horizontal-align="left" fo:min-height="4.836cm"/>
    </style:style>
    <style:style style:name="pr31" style:family="presentation" style:parent-style-name="Inspiration-subtitle" style:list-style-name="L1">
      <style:graphic-properties draw:fill-color="#ffffff" draw:textarea-horizontal-align="left" fo:min-height="4.836cm"/>
    </style:style>
    <style:style style:name="pr32" style:family="presentation" style:parent-style-name="Inspiration-title">
      <style:graphic-properties fo:min-height="2.163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11.0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1" style:family="paragraph">
      <style:paragraph-properties fo:text-align="justify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justify" fo:text-indent="0cm" style:writing-mode="lr-tb">
        <style:tab-stops/>
      </style:paragraph-properties>
      <style:text-properties fo:font-size="16pt" fo:language="ru" fo:country="RU" fo:font-weight="normal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/>
      <style:paragraph-properties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16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style:writing-mode="lr-tb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/>
      <style:paragraph-properties style:writing-mode="lr-tb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.2cm" fo:margin-right="0cm" fo:text-align="start" fo:text-indent="0cm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font-size="16pt" fo:language="ru" fo:country="RU" fo:font-weight="normal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ru" fo:country="RU" style:language-asian="zxx" style:country-asian="none" style:language-complex="zxx" style:country-complex="none"/>
    </style:style>
    <style:style style:name="T17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8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19" style:family="text">
      <style:text-properties fo:font-size="18pt" fo:language="ru" fo:country="RU" style:language-asian="zxx" style:country-asian="none" style:language-complex="zxx" style:country-complex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4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5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bold" style:letter-kerning="true" style:font-name-asian="Droid Sans Fallback" style:font-size-asian="16pt" style:language-asian="zxx" style:country-asian="none" style:font-style-asian="normal" style:font-weight-asian="bold" style:font-name-complex="FreeSans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</text:span></text:p>
            <text:p><text:span text:style-name="T1">Описание базовых конструкций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5" draw:text-style-name="P5" draw:layer="layout" svg:width="10.8cm" svg:height="6.6cm" svg:x="2.2cm" svg:y="6.8cm">
          <draw:text-box>
            <text:p text:style-name="P4"><text:span text:style-name="T6">Логические <text:s/></text:span></text:p>
            <text:p text:style-name="P4"><text:span text:style-name="T6"/></text:p>
            <text:p text:style-name="P4"><text:span text:style-name="T6">Числовые</text:span></text:p>
            <text:p text:style-name="P4"><text:span text:style-name="T6"/></text:p>
            <text:p text:style-name="P4"><text:span text:style-name="T6">Строки</text:span></text:p>
          </draw:text-box>
        </draw:frame>
        <draw:frame presentation:style-name="pr6" draw:text-style-name="P5" draw:layer="layout" svg:width="9.4cm" svg:height="7.4cm" svg:x="13.2cm" svg:y="6.4cm">
          <draw:text-box>
            <text:p text:style-name="P4"><text:span text:style-name="T6">Списки</text:span></text:p>
            <text:p text:style-name="P4"><text:span text:style-name="T6"><text:s text:c="3"/></text:span></text:p>
            <text:p text:style-name="P4"><text:span text:style-name="T6">Множества</text:span></text:p>
            <text:p text:style-name="P4"><text:span text:style-name="T6"/></text:p>
            <text:p text:style-name="P4"><text:span text:style-name="T6">Словари</text:span></text:p>
          </draw:text-box>
        </draw:frame>
        <draw:frame presentation:style-name="pr7" draw:text-style-name="P5" draw:layer="layout" svg:width="6cm" svg:height="2cm" svg:x="10.6cm" svg:y="15.4cm">
          <draw:text-box>
            <text:p text:style-name="P4"><text:span text:style-name="T6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логический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5" draw:layer="layout" svg:width="10.8cm" svg:height="13.927cm" svg:x="6.2cm" svg:y="5.514cm">
          <draw:text-box>
            <text:p text:style-name="P4"><text:span text:style-name="T6"><text:s text:c="2"/></text:span></text:p>
            <text:p text:style-name="P4"><text:span text:style-name="T6">Boolean Type:</text:span></text:p>
            <text:p text:style-name="P4"><text:span text:style-name="T6"/></text:p>
            <text:p text:style-name="P4"><text:span text:style-name="T6"/></text:p>
            <text:p text:style-name="P4"><text:span text:style-name="T6">True</text:span></text:p>
            <text:p text:style-name="P4"><text:span text:style-name="T6"/></text:p>
            <text:p text:style-name="P4"><text:span text:style-name="T6"><text:s/></text:span><text:span text:style-name="T6">Fals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числовые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5" draw:layer="layout" svg:width="20.2cm" svg:height="13.573cm" svg:x="3cm" svg:y="4.801cm">
          <draw:text-box>
            <text:p text:style-name="P4"><text:span text:style-name="T6">Numeric Type:</text:span></text:p>
            <text:p text:style-name="P4"><text:span text:style-name="T6"/></text:p>
            <text:p text:style-name="P4"><text:span text:style-name="T6"><text:s text:c="3"/></text:span><text:span text:style-name="T6">int – целое число</text:span></text:p>
            <text:p text:style-name="P4"><text:span text:style-name="T6"/></text:p>
            <text:p text:style-name="P4"><text:span text:style-name="T6">7</text:span></text:p>
            <text:p text:style-name="P4"><text:span text:style-name="T6"/></text:p>
            <text:p text:style-name="P4"><text:span text:style-name="T6"><text:s text:c="3"/></text:span><text:span text:style-name="T6">float – число с плавающей точкой</text:span></text:p>
            <text:p text:style-name="P4"><text:span text:style-name="T6"/></text:p>
            <text:p text:style-name="P4"><text:span text:style-name="T6">7.5, 75e-1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cтро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0" draw:text-style-name="P5" draw:layer="layout" svg:width="20.2cm" svg:height="13.573cm" svg:x="3cm" svg:y="4.8cm">
          <draw:text-box>
            <text:p text:style-name="P4"><text:span text:style-name="T6">Text Sequence Type</text:span></text:p>
            <text:p text:style-name="P4"><text:span text:style-name="T6"/></text:p>
            <text:p text:style-name="P4"><text:span text:style-name="T7"><text:s/></text:span><text:span text:style-name="T7">'привет'</text:span></text:p>
            <text:p text:style-name="P4"><text:span text:style-name="T7"/></text:p>
            <text:p text:style-name="P4"><text:span text:style-name="T7"><text:s text:c="3"/></text:span><text:span text:style-name="T7">"медвед"</text:span></text:p>
            <text:p text:style-name="P4"><text:span text:style-name="T7"/></text:p>
            <text:p text:style-name="P4"><text:span text:style-name="T7"><text:s text:c="3"/></text:span><text:span text:style-name="T7">' ' 'превед</text:span></text:p>
            <text:p text:style-name="P4"><text:span text:style-name="T7"><text:s text:c="6"/></text:span><text:span text:style-name="T7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пис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1" draw:text-style-name="P5" draw:layer="layout" svg:width="20.2cm" svg:height="13.927cm" svg:x="3cm" svg:y="4.623cm">
          <draw:text-box>
            <text:p text:style-name="P4"><text:span text:style-name="T6">Sequence Type:</text:span></text:p>
            <text:p text:style-name="P4"><text:span text:style-name="T6"/></text:p>
            <text:p text:style-name="P4"><text:span text:style-name="T6">list – список</text:span></text:p>
            <text:p text:style-name="P4"><text:span text:style-name="T6"/></text:p>
            <text:p text:style-name="P4"><text:span text:style-name="T8">[ 1, 2, 'a', [ 4,</text:span><text:span text:style-name="T7">'a', 5,] , ]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tuple – кортеж</text:span></text:p>
            <text:p text:style-name="P4"><text:span text:style-name="T6"/></text:p>
            <text:p text:style-name="P4"><text:span text:style-name="T7">( 1, 2, 'a', )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множества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2" draw:text-style-name="P5" draw:layer="layout" svg:width="23.2cm" svg:height="13.573cm" svg:x="3cm" svg:y="4.8cm">
          <draw:text-box>
            <text:p text:style-name="P4"><text:span text:style-name="T6">Set Types:</text:span></text:p>
            <text:p text:style-name="P4"><text:span text:style-name="T6"/></text:p>
            <text:p text:style-name="P4"><text:span text:style-name="T6"><text:s text:c="3"/></text:span></text:p>
            <text:p text:style-name="P4"><text:span text:style-name="T6">set – множество</text:span></text:p>
            <text:p text:style-name="P4"><text:span text:style-name="T6"/></text:p>
            <text:p text:style-name="P4"><text:span text:style-name="T7">set([1,2,2,3,4,2,3,4]) → {1,2,3,4}</text:span></text:p>
            <text:p text:style-name="P4"><text:span text:style-name="T6"/></text:p>
            <text:p text:style-name="P4"><text:span text:style-name="T6"/></text:p>
            <text:p text:style-name="P4"><text:span text:style-name="T6">frozenset – неизменяемое множество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ловарь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3" draw:text-style-name="P5" draw:layer="layout" svg:width="23.2cm" svg:height="13.927cm" svg:x="3cm" svg:y="4.623cm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Mapping Types: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dict – словарь</text:span></text:p>
            <text:p text:style-name="P4"><text:span text:style-name="T6"/></text:p>
            <text:p text:style-name="P4"><text:span text:style-name="T8">{'a':1, 'b':2, </text:span><text:span text:style-name="T7">'zzz':7,}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зменяемые типы данных</text:span></text:p>
          </draw:text-box>
        </draw:frame>
        <draw:frame presentation:style-name="pr14" draw:text-style-name="P5" draw:layer="layout" svg:width="23.2cm" svg:height="14.435cm" svg:x="2.8cm" svg:y="3.964cm">
          <draw:text-box>
            <text:p text:style-name="P4"><text:span text:style-name="T6">всё есть объекты</text:span></text:p>
            <text:p text:style-name="P4"><text:span text:style-name="T6"/></text:p>
            <text:p text:style-name="P4"><text:span text:style-name="T5">присваивание создаёт новый </text:span><text:span text:style-name="T6">объект</text:span></text:p>
            <text:p text:style-name="P4"><text:span text:style-name="T6"/></text:p>
            <text:p text:style-name="P4"><text:span text:style-name="T6">immutable: </text:span></text:p>
            <text:p text:style-name="P4"><text:span text:style-name="T6"><text:s/></text:span><text:span text:style-name="T7"><text:s/></text:span><text:span text:style-name="T7">int float bool string tuple frozenset</text:span><text:span text:style-name="T6"> </text:span></text:p>
            <text:p text:style-name="P4"><text:span text:style-name="T6"/></text:p>
            <text:p text:style-name="P4"><text:span text:style-name="T6">mutable: </text:span></text:p>
            <text:p text:style-name="P4"><text:span text:style-name="T7"><text:s text:c="2"/></text:span><text:span text:style-name="T7">list dict set</text:span><text:span text:style-name="T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</text:span></text:p>
          </draw:text-box>
        </draw:frame>
        <draw:frame presentation:style-name="pr15" draw:text-style-name="P5" draw:layer="layout" svg:width="23.2cm" svg:height="16.459cm" svg:x="2.8cm" svg:y="2.953cm">
          <draw:text-box>
            <text:p text:style-name="P4"><text:span text:style-name="T6"><text:s/></text:span></text:p>
            <text:p text:style-name="P4"><text:span text:style-name="T6">Операции с данными: </text:span></text:p>
            <text:p text:style-name="P4"><text:span text:style-name="T6">арифметические, логические,</text:span></text:p>
            <text:p text:style-name="P4"><text:span text:style-name="T5">cтроковые, </text:span><text:span text:style-name="T6">битовые</text:span></text:p>
            <text:p text:style-name="P4"><text:span text:style-name="T6"/></text:p>
            <text:p text:style-name="P4"><text:span text:style-name="T6">управление </text:span></text:p>
            <text:p text:style-name="P4"><text:span text:style-name="T6"/></text:p>
            <text:p text:style-name="P4"><text:span text:style-name="T6">циклы</text:span></text:p>
            <text:p text:style-name="P4"><text:span text:style-name="T6"/></text:p>
            <text:p text:style-name="P7"><text:span text:style-name="T6">ввод / вывод <text:s text:c="2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16" draw:text-style-name="P8" draw:layer="layout" svg:width="8.2cm" svg:height="5.065cm" svg:x="0.8cm" svg:y="8.05cm">
          <draw:text-box>
            <text:p text:style-name="P4"><text:span text:style-name="T7">a,b = 1,2</text:span></text:p>
            <text:p text:style-name="P4"><text:span text:style-name="T7">a,b = b,a</text:span></text:p>
            <text:p text:style-name="P4"><text:span text:style-name="T7">a = 10</text:span></text:p>
            <text:p text:style-name="P4"><text:span text:style-name="T7">a += 7</text:span></text:p>
          </draw:text-box>
        </draw:frame>
        <draw:frame presentation:style-name="pr17" draw:text-style-name="P5" draw:layer="layout" svg:width="6.4cm" svg:height="11.395cm" svg:x="9.4cm" svg:y="7.413cm">
          <draw:text-box>
            <text:p text:style-name="P4"><text:span text:style-name="T7">a / b</text:span></text:p>
            <text:p text:style-name="P4"><text:span text:style-name="T7">a // 3</text:span></text:p>
            <text:p text:style-name="P4"><text:span text:style-name="T7">a % 3</text:span></text:p>
            <text:p text:style-name="P4"><text:span text:style-name="T7">a - b</text:span></text:p>
            <text:p text:style-name="P4"><text:span text:style-name="T7">a + b</text:span></text:p>
            <text:p text:style-name="P4"><text:span text:style-name="T7">a * b</text:span></text:p>
            <text:p text:style-name="P4"><text:span text:style-name="T7">a**2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18" draw:text-style-name="P5" draw:layer="layout" svg:width="24.8cm" svg:height="2.533cm" svg:x="1.6cm" svg:y="5.265cm">
          <draw:text-box>
            <text:p text:style-name="P4"><text:span text:style-name="T6">присваивание, арифметика и сравнения</text:span></text:p>
            <text:p text:style-name="P4"><text:span text:style-name="T6"/></text:p>
          </draw:text-box>
        </draw:frame>
        <draw:frame presentation:style-name="pr19" draw:text-style-name="P8" draw:layer="layout" svg:width="8.2cm" svg:height="7.937cm" svg:x="17.4cm" svg:y="7.663cm">
          <draw:text-box>
            <text:p text:style-name="P4"><text:span text:style-name="T7">a&lt;10</text:span></text:p>
            <text:p text:style-name="P4"><text:span text:style-name="T7">b&lt;=7</text:span></text:p>
            <text:p text:style-name="P4"><text:span text:style-name="T7">a&gt;2</text:span></text:p>
            <text:p text:style-name="P4"><text:span text:style-name="T7">a!=b</text:span></text:p>
            <text:p text:style-name="P4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0" draw:text-style-name="P8" draw:layer="layout" svg:width="8.2cm" svg:height="4.836cm" svg:x="3.8cm" svg:y="9.364cm">
          <draw:text-box>
            <text:p text:style-name="P4"><text:span text:style-name="T7">a = True</text:span></text:p>
            <text:p text:style-name="P4"><text:span text:style-name="T7"><text:s/></text:span><text:span text:style-name="T7">b = False</text:span></text:p>
          </draw:text-box>
        </draw:frame>
        <draw:frame presentation:style-name="pr21" draw:text-style-name="P8" draw:layer="layout" svg:width="6.4cm" svg:height="8.836cm" svg:x="13cm" svg:y="8.6cm">
          <draw:text-box>
            <text:p text:style-name="P4"><text:span text:style-name="T7">a or b</text:span></text:p>
            <text:p text:style-name="P4"><text:span text:style-name="T7">a and b</text:span></text:p>
            <text:p text:style-name="P4"><text:span text:style-name="T7">not b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22" draw:text-style-name="P5" draw:layer="layout" svg:width="10cm" svg:height="3.836cm" svg:x="7.6cm" svg:y="4.364cm">
          <draw:text-box>
            <text:p text:style-name="P4"><text:span text:style-name="T6">логически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3" draw:text-style-name="P5" draw:layer="layout" svg:width="8.2cm" svg:height="11.395cm" svg:x="8.2cm" svg:y="6.993cm">
          <draw:text-box>
            <text:p text:style-name="P4"><text:span text:style-name="T7">a = 255</text:span></text:p>
            <text:p text:style-name="P4"><text:span text:style-name="T7"><text:s/></text:span><text:span text:style-name="T7">b = 7</text:span></text:p>
            <text:p text:style-name="P4"><text:span text:style-name="T7"/></text:p>
            <text:p text:style-name="P4"><text:span text:style-name="T7">a^b</text:span></text:p>
            <text:p text:style-name="P4"><text:span text:style-name="T7">a&amp;b</text:span></text:p>
            <text:p text:style-name="P4"><text:span text:style-name="T7">a|b</text:span></text:p>
            <text:p text:style-name="P4"><text:span text:style-name="T7">a&gt;&gt;3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24" draw:text-style-name="P5" draw:layer="layout" svg:width="10cm" svg:height="2.636cm" svg:x="7.6cm" svg:y="4.364cm">
          <draw:text-box>
            <text:p text:style-name="P4"><text:span text:style-name="T6">битовы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5" draw:text-style-name="P5" draw:layer="layout" svg:width="16.2cm" svg:height="6.331cm" svg:x="4cm" svg:y="8.063cm">
          <draw:text-box>
            <text:p text:style-name="P4"><text:span text:style-name="T8">s = </text:span><text:span text:style-name="T7">'abc'</text:span></text:p>
            <text:p text:style-name="P4"><text:span text:style-name="T7"><text:s/></text:span></text:p>
            <text:p text:style-name="P4"><text:span text:style-name="T8">s*3 → 'abcabc</text:span><text:span text:style-name="T7">abc' </text:span></text:p>
            <text:p text:style-name="P4"><text:span text:style-name="T7"/></text:p>
            <text:p text:style-name="P4"><text:span text:style-name="T8">s + 'dmr</text:span><text:span text:style-name="T5">' → </text:span><text:span text:style-name="T8"><text:s/>'abcdmr</text:span><text:span text:style-name="T5">' </text:span></text:p>
          </draw:text-box>
        </draw:frame>
        <draw:frame presentation:style-name="pr26" draw:text-style-name="P5" draw:layer="layout" svg:width="10.2cm" svg:height="1.836cm" svg:x="7.6cm" svg:y="4.364cm">
          <draw:text-box>
            <text:p text:style-name="P4"><text:span text:style-name="T6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управления</text:span><text:span text:style-name="T4"> </text:span></text:p>
          </draw:text-box>
        </draw:frame>
        <draw:frame presentation:style-name="pr27" draw:text-style-name="P10" draw:layer="layout" svg:width="8.2cm" svg:height="8.863cm" svg:x="8.4cm" svg:y="5.537cm">
          <draw:text-box>
            <text:p text:style-name="P9"><text:span text:style-name="T10">if not x:</text:span></text:p>
            <text:p text:style-name="P9"><text:span text:style-name="T10"><text:s text:c="3"/></text:span><text:span text:style-name="T10">print('x')</text:span></text:p>
            <text:p text:style-name="P9"><text:span text:style-name="T10">elif y:</text:span></text:p>
            <text:p text:style-name="P9"><text:span text:style-name="T10"><text:s text:c="3"/></text:span><text:span text:style-name="T10">print('y')</text:span></text:p>
            <text:p text:style-name="P9"><text:span text:style-name="T10">else:</text:span></text:p>
            <text:p text:style-name="P9"><text:span text:style-name="T10"><text:s text:c="3"/></text:span><text:span text:style-name="T10">print('z')</text:span></text:p>
            <text:p text:style-name="P9"><text:span text:style-name="T10"/></text:p>
          </draw:text-box>
        </draw:frame>
        <draw:frame presentation:style-name="pr28" draw:text-style-name="P12" draw:layer="layout" svg:width="12cm" svg:height="1.8cm" svg:x="5.8cm" svg:y="15.6cm">
          <draw:text-box>
            <text:p text:style-name="P11"><text:span text:style-name="T11">отступ в качестве операторных ско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while</text:span><text:span text:style-name="T4"> </text:span></text:p>
          </draw:text-box>
        </draw:frame>
        <draw:frame presentation:style-name="pr29" draw:text-style-name="P10" draw:layer="layout" svg:width="8.2cm" svg:height="4.836cm" svg:x="7.8cm" svg:y="8.64cm">
          <draw:text-box>
            <text:p/>
          </draw:text-box>
        </draw:frame>
        <draw:frame draw:style-name="gr2" draw:text-style-name="P13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3" draw:text-style-name="P13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4" draw:text-style-name="P13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for</text:span><text:span text:style-name="T4"> </text:span></text:p>
          </draw:text-box>
        </draw:frame>
        <draw:frame presentation:style-name="pr30" draw:text-style-name="P10" draw:layer="layout" svg:width="8.2cm" svg:height="4.836cm" svg:x="7.8cm" svg:y="8.64cm">
          <draw:text-box>
            <text:p/>
          </draw:text-box>
        </draw:frame>
        <draw:frame draw:style-name="gr5" draw:text-style-name="P13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писки <text:s/>(list) </text:span></text:p>
          </draw:text-box>
        </draw:frame>
        <draw:frame presentation:style-name="pr31" draw:text-style-name="P10" draw:layer="layout" svg:width="8.2cm" svg:height="4.836cm" svg:x="7.8cm" svg:y="8.64cm">
          <draw:text-box>
            <text:p/>
          </draw:text-box>
        </draw:frame>
        <draw:frame draw:style-name="gr6" draw:text-style-name="P13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4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4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7" draw:text-style-name="P13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кортежи (tuple) </text:span></text:p>
          </draw:text-box>
        </draw:frame>
        <draw:frame draw:style-name="gr9" draw:text-style-name="P13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ловари (dict) </text:span></text:p>
          </draw:text-box>
        </draw:frame>
        <draw:frame draw:style-name="gr9" draw:text-style-name="P13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ножества (set) </text:span></text:p>
          </draw:text-box>
        </draw:frame>
        <draw:frame draw:style-name="gr10" draw:text-style-name="P13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енеджер контекстов (with) </text:span></text:p>
          </draw:text-box>
        </draw:frame>
        <draw:frame draw:style-name="gr11" draw:text-style-name="P15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7">with</text:span><text:span text:style-name="T12"> open('temp.txt','r') 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/text:p>
            <text:p><text:span text:style-name="T17"><text:s text:c="2"/></text:span><text:span text:style-name="T17">with</text:span><text:span text:style-name="T12"> open('temp.txt','r') as f: </text:span></text:p>
            <text:p><text:span text:style-name="T12"><text:s text:c="6"/></text:span><text:span text:style-name="T12">x = [ s for s in f.read().split('\n') if s ]</text:span></text:p>
            <text:p><text:span text:style-name="T16"/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функции</text:span></text:p>
          </draw:text-box>
        </draw:frame>
        <draw:frame draw:style-name="gr12" draw:text-style-name="P16" draw:layer="layout" svg:width="23cm" svg:height="11.882cm" svg:x="2.8cm" svg:y="6.2cm">
          <draw:text-box>
            <text:p><text:span text:style-name="T17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7">return</text:span><text:span text:style-name="T12"> x+1,y/2</text:span></text:p>
            <text:p><text:span text:style-name="T12"/></text:p>
            <text:p text:style-name="P14"><text:span text:style-name="T18">возможность определения значения параметра по умолчанию </text:span></text:p>
            <text:p text:style-name="P14"><text:span text:style-name="T18"/></text:p>
            <text:p text:style-name="P14"><text:span text:style-name="T18"/></text:p>
            <text:p><text:span text:style-name="T12">a,b = myfunc(y=5,x=-1</text:span><text:span text:style-name="T19">)</text:span></text:p>
            <text:p><text:span text:style-name="T19"/></text:p>
            <text:p><text:span text:style-name="T19">возможность именования параметров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тераторы</text:span></text:p>
          </draw:text-box>
        </draw:frame>
        <draw:frame draw:style-name="gr13" draw:text-style-name="P17" draw:layer="layout" svg:width="22cm" svg:height="7.181cm" svg:x="2cm" svg:y="4.179cm">
          <draw:text-box>
            <text:p text:style-name="P14"><text:span text:style-name="T19">объект перечислитель</text:span></text:p>
            <text:p><text:span text:style-name="T19"/></text:p>
            <text:p><text:span text:style-name="T19">реализует навигацию по элементам другого объекта</text:span></text:p>
            <text:p><text:span text:style-name="T19"/></text:p>
            <text:p><text:span text:style-name="T19">выдаёт следующий элемент __next__()</text:span></text:p>
            <text:p><text:span text:style-name="T19"/></text:p>
            <text:p><text:span text:style-name="T20">если элементов больше нет </text:span></text:p>
            <text:p><text:span text:style-name="T20"><text:s text:c="3"/></text:span><text:span text:style-name="T20">то «</text:span><text:span text:style-name="T19">бросает» исключение</text:span></text:p>
            <text:p><text:span text:style-name="T19"/></text:p>
          </draw:text-box>
        </draw:frame>
        <draw:frame draw:style-name="gr14" draw:text-style-name="P13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5" draw:text-style-name="P13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генераторы</text:span></text:p>
          </draw:text-box>
        </draw:frame>
        <draw:frame draw:style-name="gr16" draw:text-style-name="P13" draw:layer="layout" svg:width="18cm" svg:height="11.033cm" svg:x="5cm" svg:y="6.2cm">
          <draw:text-box>
            <text:p><text:span text:style-name="T12">генерируем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21">функциональное </text:span><text:span text:style-name="T21">программирование</text:span><text:span text:style-name="T4"> </text:span></text:p>
          </draw:text-box>
        </draw:frame>
        <draw:frame draw:style-name="gr17" draw:text-style-name="P13" draw:layer="layout" svg:width="25.4cm" svg:height="8.4cm" svg:x="1.6cm" svg:y="5.6cm">
          <draw:text-box>
            <text:p><text:span text:style-name="T12">squares = </text:span><text:span text:style-name="T17">map</text:span><text:span text:style-name="T12">(</text:span><text:span text:style-name="T17">lambda</text:span><text:span text:style-name="T12"> x: x * x, [0, 1, 2, 3, 4])</text:span></text:p>
            <text:p><text:span text:style-name="T12"/></text:p>
            <text:p><text:span text:style-name="T12">sum = </text:span><text:span text:style-name="T17">reduce</text:span><text:span text:style-name="T12">(</text:span><text:span text:style-name="T17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</text:span></text:p>
          </draw:text-box>
        </draw:frame>
        <draw:frame draw:style-name="gr18" draw:text-style-name="P13" draw:layer="layout" svg:width="17.2cm" svg:height="6.241cm" svg:x="1.4cm" svg:y="4.453cm">
          <draw:text-box>
            <text:p><text:span text:style-name="T17">class</text:span><text:span text:style-name="T12"> Animal: </text:span></text:p>
            <text:p><text:span text:style-name="T12"><text:s text:c="2"/></text:span><text:span text:style-name="T12">def </text:span><text:span text:style-name="T17">__init__</text:span><text:span text:style-name="T12">(</text:span><text:span text:style-name="T17">self</text:span><text:span text:style-name="T12">, name, color):</text:span></text:p>
            <text:p><text:span text:style-name="T12"><text:s text:c="4"/></text:span><text:span text:style-name="T17">self</text:span><text:span text:style-name="T12">.name = name</text:span></text:p>
            <text:p><text:span text:style-name="T12"><text:s text:c="4"/></text:span><text:span text:style-name="T12">self.color = color</text:span></text:p>
          </draw:text-box>
        </draw:frame>
        <draw:frame draw:style-name="gr19" draw:text-style-name="P13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0" draw:text-style-name="P13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 декораторы</text:span></text:p>
          </draw:text-box>
        </draw:frame>
        <draw:frame draw:style-name="gr21" draw:text-style-name="P18" draw:layer="layout" svg:width="13.4cm" svg:height="14.111cm" svg:x="1cm" svg:y="4.62cm">
          <draw:text-box>
            <text:p><text:span text:style-name="T18">class Rectangle:</text:span></text:p>
            <text:p><text:span text:style-name="T18"><text:s text:c="4"/></text:span><text:span text:style-name="T18">def __init__(self, width, height):</text:span></text:p>
            <text:p><text:span text:style-name="T18"><text:s text:c="8"/></text:span><text:span text:style-name="T18">self.width = width</text:span></text:p>
            <text:p><text:span text:style-name="T18"><text:s text:c="8"/></text:span><text:span text:style-name="T18">self.height = height</text:span></text:p>
            <text:p><text:span text:style-name="T18"><text:s text:c="8"/></text:span><text:span text:style-name="T18">self._allowed = False</text:span></text:p>
            <text:p><text:span text:style-name="T18"/></text:p>
            <text:p><text:span text:style-name="T18"><text:s text:c="4"/></text:span><text:span text:style-name="T18">def calculate_area(self):</text:span></text:p>
            <text:p><text:span text:style-name="T18"><text:s text:c="8"/></text:span><text:span text:style-name="T18">return self.width * self.height</text:span></text:p>
            <text:p><text:span text:style-name="T18"/></text:p>
            <text:p><text:span text:style-name="T18"><text:s text:c="4"/></text:span><text:span text:style-name="T22">@classmethod</text:span></text:p>
            <text:p><text:span text:style-name="T18"><text:s text:c="4"/></text:span><text:span text:style-name="T18">def new_square(cls, side_length):</text:span></text:p>
            <text:p><text:span text:style-name="T18"><text:s text:c="8"/></text:span><text:span text:style-name="T18">return cls(side_length, side_length)</text:span></text:p>
            <text:p><text:span text:style-name="T18"/></text:p>
            <text:p><text:span text:style-name="T18"><text:s text:c="2"/></text:span><text:span text:style-name="T22"><text:s text:c="2"/></text:span><text:span text:style-name="T22">@staticmethod</text:span></text:p>
            <text:p><text:span text:style-name="T18"><text:s text:c="4"/></text:span><text:span text:style-name="T18">def square(a):</text:span></text:p>
            <text:p><text:span text:style-name="T18"><text:s text:c="8"/></text:span><text:span text:style-name="T18">return a**2</text:span></text:p>
            <text:p><text:span text:style-name="T18"/></text:p>
          </draw:text-box>
        </draw:frame>
        <draw:frame draw:style-name="gr22" draw:text-style-name="P18" draw:layer="layout" svg:width="10.6cm" svg:height="5.8cm" svg:x="15.2cm" svg:y="5cm">
          <draw:text-box>
            <text:p><text:span text:style-name="T22">@property</text:span></text:p>
            <text:p><text:span text:style-name="T18">def allowed(self):</text:span></text:p>
            <text:p><text:span text:style-name="T18"><text:s text:c="3"/></text:span><text:span text:style-name="T18">return self._allowed</text:span></text:p>
            <text:p><text:span text:style-name="T18"/></text:p>
            <text:p><text:span text:style-name="T22">@allowed.setter</text:span></text:p>
            <text:p><text:span text:style-name="T18">def allowed(self, value):</text:span></text:p>
            <text:p><text:span text:style-name="T18"><text:s text:c="3"/></text:span><text:span text:style-name="T18">self._allowed = not(value)</text:span></text:p>
          </draw:text-box>
        </draw:frame>
        <draw:frame draw:style-name="gr23" draw:text-style-name="P18" draw:layer="layout" svg:width="12cm" svg:height="7.181cm" svg:x="15cm" svg:y="11.6cm">
          <draw:text-box>
            <text:p><text:span text:style-name="T18">sq = Rectangle.new_square(5)</text:span></text:p>
            <text:p><text:span text:style-name="T18"/></text:p>
            <text:p><text:span text:style-name="T18">print(sq.calculate_area())</text:span></text:p>
            <text:p><text:span text:style-name="T23"># 25</text:span></text:p>
            <text:p><text:span text:style-name="T18">sq.allowed=0 </text:span></text:p>
            <text:p><text:span text:style-name="T18">print(sq.allowed)</text:span></text:p>
            <text:p><text:span text:style-name="T23"># True</text:span></text:p>
            <text:p><text:span text:style-name="T18">print(Rectangle.square(4))</text:span></text:p>
            <text:p><text:span text:style-name="T23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сключения</text:span></text:p>
          </draw:text-box>
        </draw:frame>
        <draw:frame draw:style-name="gr24" draw:text-style-name="P19" draw:layer="layout" svg:width="15.2cm" svg:height="10.158cm" svg:x="5cm" svg:y="6.042cm">
          <draw:text-box>
            <text:p><text:span text:style-name="T24">try</text:span><text:span text:style-name="T25">:</text:span></text:p>
            <text:p><text:span text:style-name="T25"><text:s text:c="3"/></text:span><text:span text:style-name="T25">r = myfunc()</text:span></text:p>
            <text:p><text:span text:style-name="T24">except</text:span><text:span text:style-name="T25"> Exception as e:</text:span></text:p>
            <text:p><text:span text:style-name="T25"><text:s text:c="3"/></text:span><text:span text:style-name="T25">print(e)</text:span></text:p>
            <text:p><text:span text:style-name="T24">finally</text:span><text:span text:style-name="T25">:</text:span></text:p>
            <text:p text:style-name="P14"><text:span text:style-name="T26"><text:s text:c="3"/></text:span><text:span text:style-name="T26">print(</text:span><text:span text:style-name="T25">"end")</text:span></text:p>
            <text:p text:style-name="P14"><text:span text:style-name="T25"/></text:p>
            <text:p text:style-name="P14"><text:span text:style-name="T25"/></text:p>
            <text:p text:style-name="P14"><text:span text:style-name="T24">raise</text:span><text:span text:style-name="T25"> RuntimeError('Failed to open database') </text:span></text:p>
            <text:p><text:span text:style-name="T25"/></text:p>
            <text:p text:style-name="P14"><text:span text:style-name="T27">assert</text:span><text:span text:style-name="T26"> x==0, </text:span><text:span text:style-name="T25">'error: x!=0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одули</text:span></text:p>
          </draw:text-box>
        </draw:frame>
        <draw:frame draw:style-name="gr25" draw:text-style-name="P19" draw:layer="layout" svg:width="11.6cm" svg:height="6.771cm" svg:x="2.2cm" svg:y="6.629cm">
          <draw:text-box>
            <text:p><text:span text:style-name="T24">import</text:span><text:span text:style-name="T25"> numpy </text:span><text:span text:style-name="T24">as</text:span><text:span text:style-name="T25"> np</text:span></text:p>
            <text:p><text:span text:style-name="T25"/></text:p>
            <text:p><text:span text:style-name="T25">help(np)</text:span></text:p>
            <text:p><text:span text:style-name="T25">np.__name__</text:span></text:p>
            <text:p><text:span text:style-name="T25">np.__version__</text:span></text:p>
            <text:p><text:span text:style-name="T25"/></text:p>
            <text:p><text:span text:style-name="T24">from</text:span><text:span text:style-name="T25"> numpy.random </text:span><text:span text:style-name="T24">import</text:span><text:span text:style-name="T25"> rand</text:span></text:p>
            <text:p><text:span text:style-name="T25"/></text:p>
            <text:p><text:span text:style-name="T25"/></text:p>
            <text:p><text:span text:style-name="T25"/></text:p>
          </draw:text-box>
        </draw:frame>
        <draw:frame draw:style-name="gr26" draw:text-style-name="P19" draw:layer="layout" svg:width="4.6cm" svg:height="10.4cm" svg:x="18cm" svg:y="6.4cm">
          <draw:text-box>
            <text:p><text:span text:style-name="T25">numpy </text:span></text:p>
            <text:p><text:span text:style-name="T25"/></text:p>
            <text:p><text:span text:style-name="T25">matplotlib</text:span></text:p>
            <text:p><text:span text:style-name="T25"/></text:p>
            <text:p text:style-name="P14"><text:span text:style-name="T25">scikit-learn</text:span></text:p>
            <text:p text:style-name="P14"><text:span text:style-name="T25"/></text:p>
            <text:p><text:span text:style-name="T25">pandas</text:span></text:p>
            <text:p><text:span text:style-name="T25"/></text:p>
            <text:p><text:span text:style-name="T25">geopandas</text:span></text:p>
            <text:p><text:span text:style-name="T25"/></text:p>
            <text:p><text:span text:style-name="T25">scikit-image</text:span></text:p>
            <text:p><text:span text:style-name="T25"/></text:p>
            <text:p><text:span text:style-name="T25">librosa</text:span></text:p>
            <text:p><text:span text:style-name="T25"/></text:p>
            <text:p text:style-name="P14"><text:span text:style-name="T25">symp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16">что почитать?</text:span></text:p>
          </draw:text-box>
        </draw:frame>
        <draw:frame presentation:style-name="pr33" draw:text-style-name="P23" draw:layer="layout" svg:width="24.599cm" svg:height="11.042cm" svg:x="1.401cm" svg:y="5.558cm">
          <draw:text-box>
            <text:p text:style-name="P20"><text:span text:style-name="T28">Лутц М. Изучаем Python. пер. с англ. — СПб.: ООО “Диалектика”, 2019.</text:span></text:p>
            <text:p text:style-name="P20"><text:span text:style-name="T28"/></text:p>
            <text:p text:style-name="P20"><text:span text:style-name="T28"/></text:p>
            <text:p text:style-name="P20"><text:span text:style-name="T28">Дауни А. <text:s text:c="3"/>Основы Python. Научитесь думать как программист. пер. с англ. — Москва : "Манн, Иванов и Фербер", 2021.</text:span></text:p>
            <text:p text:style-name="P20"><text:span text:style-name="T28"/></text:p>
            <text:p text:style-name="P20"><text:span text:style-name="T28"/></text:p>
            <text:p text:style-name="P20"><text:span text:style-name="T28">Дейтел П., Дейтел Х. <text:s/>Python: Искусственный интеллект, большие данные и облачные вычисления. — СПб.: Питер, 2020.</text:span></text:p>
            <text:p text:style-name="P20"><text:span text:style-name="T28"/></text:p>
            <text:p text:style-name="P20"><text:span text:style-name="T28"/></text:p>
            <text:p text:style-name="P20"><text:span text:style-name="T28">Python Help : Tutorial <text:s text:c="4"/></text:span><text:span text:style-name="T28"><text:a xlink:href="https://docs.python.org/3/tutorial/index.html" xlink:type="simple">https://docs.python.org/3/tutorial/index.html</text:a></text:span></text:p>
            <text:p text:style-name="P20"><text:span text:style-name="T28"><text:s/></text:span></text:p>
            <text:p text:style-name="P20"><text:span text:style-name="T28"/></text:p>
            <text:p text:style-name="P20"><text:span text:style-name="T28">SoloLearn : Python <text:s text:c="2"/></text:span><text:span text:style-name="T28"><text:a xlink:href="http://www.sololearn.com/Course/Python/" xlink:type="simple">http://www.sololearn.com/Course/Python/</text:a></text:span></text:p>
            <text:p text:style-name="P21"><text:span text:style-name="T28"/></text:p>
            <text:p text:style-name="P21"><text:span text:style-name="T28"/></text:p>
            <text:p text:style-name="P21"><text:span text:style-name="T28"/></text:p>
            <text:p text:style-name="P21"><text:span text:style-name="T28"><text:a xlink:href="http://github.com/mechanoid5/ml_lectorium" xlink:type="simple">http://github.com/mechanoid5/ml_lectorium</text:a></text:span></text:p>
            <text:p text:style-name="P21"><text:span text:style-name="T28"/></text:p>
            <text:p text:style-name="P22"><text:span text:style-name="T28"/></text:p>
            <text:p text:style-name="P22"><text:span text:style-name="T28"/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10T10:54:51.846734712</dc:date>
    <meta:editing-duration>PT13H59M31S</meta:editing-duration>
    <meta:editing-cycles>178</meta:editing-cycles>
    <meta:generator>LibreOffice/7.4.2.3$Linux_X86_64 LibreOffice_project/40$Build-3</meta:generator>
    <meta:document-statistic meta:object-count="192"/>
  </office:meta>
</office:document-meta>
</file>